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1" svg:font-family="'Liberation Serif'" style:font-adornments="Bol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margin-left="1.251cm" fo:margin-right="0cm" fo:text-indent="0cm" style:auto-text-indent="false"/>
    </style:style>
    <style:style style:name="P2" style:family="paragraph" style:parent-style-name="Text_20_body">
      <style:paragraph-properties fo:margin-left="1.251cm" fo:margin-right="0cm" fo:text-indent="0cm" style:auto-text-indent="false"/>
      <style:text-properties officeooo:rsid="001cbb19" officeooo:paragraph-rsid="001cbb19"/>
    </style:style>
    <style:style style:name="P3" style:family="paragraph" style:parent-style-name="Text_20_body">
      <style:text-properties officeooo:rsid="002411b8" officeooo:paragraph-rsid="002411b8"/>
    </style:style>
    <style:style style:name="P4" style:family="paragraph" style:parent-style-name="Text_20_body">
      <style:text-properties officeooo:rsid="0024eed4" officeooo:paragraph-rsid="0024eed4"/>
    </style:style>
    <style:style style:name="P5" style:family="paragraph" style:parent-style-name="Text_20_body">
      <style:text-properties officeooo:rsid="002680ff" officeooo:paragraph-rsid="002680ff"/>
    </style:style>
    <style:style style:name="P6" style:family="paragraph" style:parent-style-name="Text_20_body">
      <style:text-properties officeooo:paragraph-rsid="002d9923"/>
    </style:style>
    <style:style style:name="P7" style:family="paragraph" style:parent-style-name="Text_20_body">
      <style:text-properties officeooo:rsid="0026f9a9" officeooo:paragraph-rsid="002f9524"/>
    </style:style>
    <style:style style:name="P8" style:family="paragraph" style:parent-style-name="Text_20_body">
      <style:paragraph-properties fo:margin-left="1.251cm" fo:margin-right="0cm" fo:text-indent="0cm" style:auto-text-indent="false"/>
      <style:text-properties officeooo:rsid="002f9524" officeooo:paragraph-rsid="0031748e"/>
    </style:style>
    <style:style style:name="P9" style:family="paragraph" style:parent-style-name="Text_20_body">
      <style:paragraph-properties fo:margin-left="1.251cm" fo:margin-right="0cm" fo:text-indent="0cm" style:auto-text-indent="false"/>
      <style:text-properties officeooo:rsid="0031748e" officeooo:paragraph-rsid="0031748e"/>
    </style:style>
    <style:style style:name="P10" style:family="paragraph" style:parent-style-name="Text_20_body" style:list-style-name="L1"/>
    <style:style style:name="P11" style:family="paragraph" style:parent-style-name="Text_20_body" style:list-style-name="L1">
      <style:text-properties officeooo:rsid="002411b8" officeooo:paragraph-rsid="002411b8"/>
    </style:style>
    <style:style style:name="P12" style:family="paragraph" style:parent-style-name="Text_20_body" style:list-style-name="L1">
      <style:text-properties style:font-name="Liberation Serif" fo:font-size="12pt" officeooo:rsid="002411b8" officeooo:paragraph-rsid="002411b8"/>
    </style:style>
    <style:style style:name="P13" style:family="paragraph" style:parent-style-name="Heading_20_2">
      <style:text-properties officeooo:rsid="002411b8" officeooo:paragraph-rsid="002411b8"/>
    </style:style>
    <style:style style:name="P14" style:family="paragraph" style:parent-style-name="Heading_20_2">
      <style:text-properties officeooo:rsid="0024eed4" officeooo:paragraph-rsid="0024eed4"/>
    </style:style>
    <style:style style:name="P15" style:family="paragraph" style:parent-style-name="Heading_20_2">
      <style:text-properties officeooo:rsid="002680ff" officeooo:paragraph-rsid="002680ff"/>
    </style:style>
    <style:style style:name="P16" style:family="paragraph" style:parent-style-name="Heading_20_2">
      <style:text-properties officeooo:rsid="0026f9a9" officeooo:paragraph-rsid="0026f9a9"/>
    </style:style>
    <style:style style:name="T1" style:family="text">
      <style:text-properties fo:font-style="italic" style:font-style-asian="italic" style:font-style-complex="italic"/>
    </style:style>
    <style:style style:name="T2" style:family="text">
      <style:text-properties fo:font-style="italic" officeooo:rsid="001e9690" style:font-style-asian="italic" style:font-style-complex="italic"/>
    </style:style>
    <style:style style:name="T3" style:family="text">
      <style:text-properties fo:font-style="normal" style:font-style-asian="normal" style:font-style-complex="normal"/>
    </style:style>
    <style:style style:name="T4" style:family="text">
      <style:text-properties officeooo:rsid="001e9690"/>
    </style:style>
    <style:style style:name="T5" style:family="text">
      <style:text-properties style:font-name="Liberation Serif"/>
    </style:style>
    <style:style style:name="T6" style:family="text">
      <style:text-properties style:font-name="Liberation Serif" fo:font-size="12pt"/>
    </style:style>
    <style:style style:name="T7" style:family="text">
      <style:text-properties style:font-name="Liberation Serif" fo:font-size="12pt" officeooo:rsid="000b8659"/>
    </style:style>
    <style:style style:name="T8" style:family="text">
      <style:text-properties officeooo:rsid="0026f9a9"/>
    </style:style>
    <style:style style:name="T9" style:family="text">
      <style:text-properties officeooo:rsid="00287210"/>
    </style:style>
    <style:style style:name="T10" style:family="text">
      <style:text-properties officeooo:rsid="002f9524"/>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URHONE Coralie</text:p>
      <text:p text:style-name="Standard">EYMOND LARITAZ Cyprien</text:p>
      <text:p text:style-name="Standard">MOULAYAT Yacine</text:p>
      <text:p text:style-name="Standard">VILLALTA Adrien</text:p>
      <text:p text:style-name="Title">Projet logiciel</text:p>
      <text:p text:style-name="Subtitle">Simulateur ARM</text:p>
      <text:h text:style-name="Heading_20_1" text:outline-level="1">Structure du code</text:h>
      <text:h text:style-name="Heading_20_2" text:outline-level="2">arm_data_processing</text:h>
      <text:p text:style-name="P1"><text:span text:style-name="T4">Le décodage se fait en deux étapes, la première consiste à récupérer les champs fixes pour tout type d'instruction, à savoir l'</text:span><text:span text:style-name="T2">opcode</text:span><text:span text:style-name="T4">, </text:span><text:span text:style-name="T2">rn</text:span><text:span text:style-name="T4">, </text:span><text:span text:style-name="T2">rd</text:span><text:span text:style-name="T4">, </text:span><text:span text:style-name="T2">shift</text:span><text:span text:style-name="T4">, </text:span><text:span text:style-name="T2">rm</text:span><text:span text:style-name="T4"> et </text:span><text:span text:style-name="T2">S</text:span><text:span text:style-name="T4">. Ensuite nous faisons un traitement différent pour déterminer le </text:span><text:span text:style-name="T2">shifter_operand</text:span><text:span text:style-name="T4"> selon la valeur du bit 4 de l'instruction. Dans chacun des deux cas, nous calculons le </text:span><text:span text:style-name="T2">shifter_operand</text:span><text:span text:style-name="T4"> grâce aux variables précédemment initialisées et nous retournons à un traitement commun où nous appelons la fonction d'instruction correspondant à l'opcode, puis selon le bit </text:span><text:span text:style-name="T2">S</text:span><text:span text:style-name="T4">, nous mettons à jour les flags contenus dans </text:span><text:span text:style-name="T2">cpsr</text:span><text:span text:style-name="T4"> puis écrivons le résultat de l'opération dans le registre </text:span><text:span text:style-name="T2">rd</text:span><text:span text:style-name="T4">.</text:span></text:p>
      <text:p text:style-name="P2">Les instructions sont déclarées et réalisées avec la signature <text:span text:style-name="T1">uint32_t instr(arm_core, uint32_t rn, uint32_t shifter_operand, int S)</text:span><text:span text:style-name="T3">. Elles sont stockées dans un tableau de fonctions dans l'ordre des opcodes de l'instruction, de sorte à ce que </text:span><text:span text:style-name="T1">instructions[x]</text:span><text:span text:style-name="T3"> soit l'adresse de la fonction qui reproduit le comportement de l'instruction d'opcode égal à </text:span><text:span text:style-name="T1">x</text:span><text:span text:style-name="T3"> (soit pour l'instruction </text:span><text:span text:style-name="T1">ADC</text:span><text:span text:style-name="T3">, d'opcode </text:span><text:span text:style-name="T1">0b0101</text:span><text:span text:style-name="T3">, elle sera à l'index 5 du tableau). Cette structure nous permet de gagner du temps et des lignes dans le programme, car on peut simplement récupérer l'opcode de l'instruction et d'appeler la fonction dont l'index est l'opcode dans le tableau de fonctions.</text:span></text:p>
      <text:h text:style-name="Heading_20_2" text:outline-level="2">arm_branch_other</text:h>
      <text:p text:style-name="P8">Une fois le décodage effectué et la condition validée, nous utilisons la fonction arm_branch dans le cas d’un branchement (B ou BL). Pour effectuer le branchement, nous avons besoin du PC ainsi que les bits de 0 à 23 de l’instruction qui spécifient l’adresse du branchement.<text:line-break/>Si le bit 24 de l’instruction est à 1 alors il s’agit d’un branchement avec mémorisation de <text:s/>l’instruction de retour dans le registre LR (BL). Dans ce cas nous écrivons dans r14 PC – 4. Le PC a deux instructions davance sur celle qui est exécutée donc c’est celle qui le précède qui nous intéresse ici.</text:p>
      <text:p text:style-name="P9">Après dans tous les cas nous récupérons l’adresse du branchement ciblé en trois étapes. La première est d’étendre les 24 bits récupérés précédemment sur 30. Dans le cas où nous avons un négatif les bits de 24 à 29 serons à 1 afin de ne pas perdre le signe et 0 sinon. La deuxième étape est de décaler le résultat de deux bits à gauche pour qu’il soit sur 32 bits. La dernière étape consiste à additionner ces 32 bits avec le PC et nous obtenons l’adresse que doit prendre le PC pour l’instruction à suivre.</text:p>
      <text:h text:style-name="Heading_20_2" text:outline-level="2"><text:soft-page-break/>arm_load_store</text:h>
      <text:p text:style-name="P6"><text:tab/><text:span text:style-name="T9">Le décodage d’une instruction load/store consiste à analyser d’abord si l’on fait un load ou <text:tab/>un store, puis le type de load /store (word, byte, half). On effectue ensuite l’analyse un à un <text:tab/>des bits qui permettent de savoir le mode d’adressage utilisé dans l’instruction (les bits I, P, <text:tab/>U, W, et le champ du bit 11 au bit 0) avec les calculs d’adresse et opérations sur le registre <text:tab/>d’adresse correspondants.<text:line-break/><text:line-break/><text:tab/>Pour le load/store multiple, on analyse les bits 15 à 0, correspondant aux registres chargés ou <text:tab/>enregistrés, lorsque leur numéro de bit correspondant est à 1.</text:span></text:p>
      <text:h text:style-name="Heading_20_2" text:outline-level="2">arm_instruction</text:h>
      <text:h text:style-name="Heading_20_1" text:outline-level="1">Fonctionnalités</text:h>
      <text:list xml:id="list3724347853308987803" text:style-name="L1">
        <text:list-item>
          <text:p text:style-name="P10">structure registers.c/memory.c</text:p>
        </text:list-item>
        <text:list-item>
          <text:p text:style-name="P11">fetch d’instructions, traitement de la condition</text:p>
        </text:list-item>
        <text:list-item>
          <text:p text:style-name="P10">traitement instructions data processing :<text:span text:style-name="T5"> AND, </text:span><text:span text:style-name="T7">EOR, SUB, RSB, ADD, ADC, SBC, RSC, RSC, TST, TEQ, CMP, CMN, ORR, MOV, BIC, MVN</text:span></text:p>
        </text:list-item>
        <text:list-item>
          <text:p text:style-name="P11"><text:span text:style-name="T7">M</text:span><text:span text:style-name="T6">ise à jour des flags</text:span></text:p>
        </text:list-item>
        <text:list-item>
          <text:p text:style-name="P12">traitement instruction load/store : LDR, LDRB, LDRH, LDM(1), STR, STRB, STRH,STM(1)</text:p>
        </text:list-item>
        <text:list-item>
          <text:p text:style-name="P12">traitement instruction branch : B/BL</text:p>
        </text:list-item>
        <text:list-item>
          <text:p text:style-name="P12">traitement d’instructions diverse : MRS, MSR</text:p>
        </text:list-item>
      </text:list>
      <text:h text:style-name="Heading_20_1" text:outline-level="1">Bugs connus non résolus</text:h>
      <text:h text:style-name="Heading_20_1" text:outline-level="1">Tests effectués</text:h>
      <text:h text:style-name="Heading_20_1" text:outline-level="1">Progression et répartition du travail</text:h>
      <text:h text:style-name="P13" text:outline-level="2" text:is-list-header="true">18 Décembre</text:h>
      <text:p text:style-name="P3">Prise en main du projet, début d’implémentation : Coralie/Cyprien sur memory.c, Adrien/Yacine sur registers.c</text:p>
      <text:h text:style-name="P13" text:outline-level="2" text:is-list-header="true">19 Décembre</text:h>
      <text:p text:style-name="P3">Memory.c/registers.c terminés, début d’implémentation : Coralie/Cyprien sur arm_data_processing.c, Adrien/Yacine sur arm_load_store.c</text:p>
      <text:h text:style-name="P14" text:outline-level="2" text:is-list-header="true"><text:soft-page-break/>20 Décembre</text:h>
      <text:p text:style-name="P4">Cyprien : continuation du traitement d’instructions data processing<text:line-break/>Coralie : début d’implémentation du branch<text:line-break/>Adrien : implémentation des instructions store<text:line-break/>Yacine : implémentation des instructions load</text:p>
      <text:h text:style-name="P14" text:outline-level="2" text:is-list-header="true">21 Décembre</text:h>
      <text:p text:style-name="P4">Cyprien : débugging data processing<text:line-break/>Coralie : débugging branch<text:line-break/>Adrien/Yacine : début implémentation load/store multiple et instructions diverse</text:p>
      <text:h text:style-name="P14" text:outline-level="2" text:is-list-header="true">22 Décembre</text:h>
      <text:p text:style-name="P4">Cyprien/Coralie : débugging<text:line-break/>Adrien/Yacine : fin de l’implémentation d’instructions load/store et instruction diverse</text:p>
      <text:h text:style-name="P14" text:outline-level="2" text:is-list-header="true">8 Janvier</text:h>
      <text:p text:style-name="P5">Audit de code : ensemble OK, pas de retard, peut mieux faire sur la factorisation du code pour le load/store<text:line-break/>Pour tout le groupe, débugging et tests des différentes instructions</text:p>
      <text:h text:style-name="P15" text:outline-level="2" text:is-list-header="true">9 Janvier</text:h>
      <text:p text:style-name="P5">Cyprien/Coralie : début d’implémentation de la mise à jour des flags<text:line-break/>Adrien/Yacine : débugging, et tests de toute les options d’adressage pour le load/store</text:p>
      <text:h text:style-name="P15" text:outline-level="2" text:is-list-header="true">10 Janvier</text:h>
      <text:p text:style-name="P5">Cyprien/Coralie : continuation implémentation mise à jour des flags<text:line-break/>Adrien/Yacine : préparation des tests pour <text:span text:style-name="T8">la soutenance, et vérification du fonctionnement de l’ensemble</text:span></text:p>
      <text:h text:style-name="P16" text:outline-level="2" text:is-list-header="true">11 Janvier</text:h>
      <text:p text:style-name="P7">Cyprien : fin de l’implémentation de la mise à jour des flags, début de rédaction de la synthèse<text:line-break/>Adrien : écriture de tests, rédaction de la synthèse<text:line-break/>Yacine : écriture de tests<text:line-break/><text:span text:style-name="T10">Coralie : rédaction de la synthès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1" svg:font-family="'Liberation Serif'" style:font-adornments="Bol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writing-mode="page"/>
      <style:text-properties style:use-window-font-color="true" style:font-name="Liberation Serif1" fo:font-family="'Liberation Serif'" style:font-style-name="Bold" style:font-pitch="variable" fo:font-size="13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writing-mode="page"/>
      <style:text-properties fo:color="#336699" style:font-name="Liberation Serif1" fo:font-family="'Liberation Serif'" style:font-style-name="Bold" style:font-pitch="variable" fo:font-size="14pt"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prefix=" " style:num-suffix="." style:num-format="1">
        <style:list-level-properties text:list-level-position-and-space-mode="label-alignment">
          <style:list-level-label-alignment text:label-followed-by="listtab"/>
        </style:list-level-properties>
      </text:outline-level-style>
      <text:outline-level-style text:level="2" style:num-prefix=" " style:num-suffix="." style:num-format="1" text:display-levels="2">
        <style:list-level-properties text:list-level-position-and-space-mode="label-alignment">
          <style:list-level-label-alignment text:label-followed-by="listtab"/>
        </style:list-level-properties>
      </text:outline-level-style>
      <text:outline-level-style text:level="3" style:num-prefix=" " style:num-suffix=")" style:num-format="a">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1T15:05:14.181557209</meta:creation-date>
    <meta:editing-duration>PT16M41S</meta:editing-duration>
    <meta:editing-cycles>6</meta:editing-cycles>
    <meta:generator>LibreOffice/5.1.6.2$Linux_X86_64 LibreOffice_project/10m0$Build-2</meta:generator>
    <dc:date>2018-01-11T15:45:35.847550129</dc:date>
    <meta:document-statistic meta:table-count="0" meta:image-count="0" meta:object-count="0" meta:page-count="3" meta:paragraph-count="45" meta:word-count="814" meta:character-count="5153" meta:non-whitespace-character-count="4381"/>
  </office:meta>
</office:document-meta>
</file>